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T1_10" style:family="text">
      <style:text-properties fo:font-weight="bold" style:font-weight-asian="bold" style:font-weight-complex="bold"/>
    </style:style>
    <style:style style:name="T1_11" style:family="text">
      <style:text-properties fo:font-weight="bold" style:font-weight-asian="bold" style:font-weight-complex="bold"/>
    </style:style>
    <style:style style:name="T1_12" style:family="text">
      <style:text-properties fo:font-weight="bold" style:font-weight-asian="bold" style:font-weight-complex="bold"/>
    </style:style>
    <style:style style:name="T1_13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>
      <style:text-properties fo:font-size="8pt" style:font-size-asian="8pt" style:font-size-complex="8pt" fo:font-weight="bold" style:font-weight-asian="bold" style:font-weight-complex="bold"/>
    </style:style>
    <style:style style:name="T7_2" style:family="text">
      <style:text-properties fo:font-size="8pt" style:font-size-asian="8pt" style:font-size-complex="8pt"/>
    </style:style>
    <style:style style:name="T7_3" style:family="text">
      <style:text-properties fo:font-size="8pt" style:font-size-asian="8pt" style:font-size-complex="8pt"/>
    </style:style>
    <style:style style:name="T7_4" style:family="text">
      <style:text-properties fo:font-size="8pt" style:font-size-asian="8pt" style:font-size-complex="8pt"/>
    </style:style>
    <style:style style:name="T7_5" style:family="text">
      <style:text-properties fo:font-size="8pt" style:font-size-asian="8pt" style:font-size-complex="8pt"/>
    </style:style>
    <style:style style:name="T7_6" style:family="text">
      <style:text-properties fo:font-size="8pt" style:font-size-asian="8pt" style:font-size-complex="8pt"/>
    </style:style>
    <style:style style:name="P8" style:family="paragraph" style:parent-style-name="Standard">
      <style:paragraph-properties fo:break-before="auto" fo:text-indent="1.27cm" fo:line-height="115%" fo:margin-left="1.27cm" style:writing-mode="lr-tb"/>
    </style:style>
    <style:style style:name="T8_1" style:family="text">
      <style:text-properties fo:font-size="8pt" style:font-size-asian="8pt" style:font-size-complex="8pt"/>
    </style:style>
    <style:style style:name="T8_2" style:family="text">
      <style:text-properties fo:font-style="italic" style:font-style-asian="italic" style:font-style-complex="italic" fo:font-size="8pt" style:font-size-asian="8pt" style:font-size-complex="8pt"/>
    </style:style>
    <style:style style:name="T8_3" style:family="text">
      <style:text-properties fo:font-size="8pt" style:font-size-asian="8pt" style:font-size-complex="8pt"/>
    </style:style>
    <style:style style:name="T8_4" style:family="text">
      <style:text-properties fo:font-style="italic" style:font-style-asian="italic" style:font-style-complex="italic" fo:font-size="8pt" style:font-size-asian="8pt" style:font-size-complex="8pt"/>
    </style:style>
    <style:style style:name="T8_5" style:family="text">
      <style:text-properties fo:font-size="8pt" style:font-size-asian="8pt" style:font-size-complex="8pt"/>
    </style:style>
    <style:style style:name="T8_6" style:family="text">
      <style:text-properties fo:font-size="8pt" style:font-size-asian="8pt" style:font-size-complex="8pt"/>
    </style:style>
    <style:style style:name="T8_7" style:family="text">
      <style:text-properties fo:font-size="8pt" style:font-size-asian="8pt" style:font-size-complex="8pt"/>
    </style:style>
    <style:style style:name="T8_8" style:family="text">
      <style:text-properties fo:font-size="8pt" style:font-size-asian="8pt" style:font-size-complex="8pt"/>
    </style:style>
    <style:style style:name="T8_9" style:family="text">
      <style:text-properties fo:font-size="8pt" style:font-size-asian="8pt" style:font-size-complex="8pt"/>
    </style:style>
    <style:style style:name="T8_10" style:family="text">
      <style:text-properties fo:font-size="8pt" style:font-size-asian="8pt" style:font-size-complex="8pt"/>
    </style:style>
    <style:style style:name="T8_11" style:family="text">
      <style:text-properties fo:font-size="8pt" style:font-size-asian="8pt" style:font-size-complex="8pt"/>
    </style:style>
    <style:style style:name="T8_12" style:family="text">
      <style:text-properties fo:font-size="8pt" style:font-size-asian="8pt" style:font-size-complex="8pt"/>
    </style:style>
    <style:style style:name="T8_13" style:family="text">
      <style:text-properties fo:font-size="8pt" style:font-size-asian="8pt" style:font-size-complex="8pt"/>
    </style:style>
    <style:style style:name="T8_14" style:family="text">
      <style:text-properties fo:font-size="8pt" style:font-size-asian="8pt" style:font-size-complex="8pt"/>
    </style:style>
    <style:style style:name="T8_15" style:family="text">
      <style:text-properties fo:font-size="8pt" style:font-size-asian="8pt" style:font-size-complex="8pt"/>
    </style:style>
    <style:style style:name="T8_16" style:family="text">
      <style:text-properties fo:font-size="8pt" style:font-size-asian="8pt" style:font-size-complex="8pt"/>
    </style:style>
    <style:style style:name="T8_17" style:family="text">
      <style:text-properties fo:font-size="8pt" style:font-size-asian="8pt" style:font-size-complex="8pt"/>
    </style:style>
    <style:style style:name="T8_18" style:family="text">
      <style:text-properties fo:font-size="8pt" style:font-size-asian="8pt" style:font-size-complex="8pt"/>
    </style:style>
    <style:style style:name="T8_19" style:family="text">
      <style:text-properties fo:font-size="8pt" style:font-size-asian="8pt" style:font-size-complex="8pt"/>
    </style:style>
    <style:style style:name="T8_20" style:family="text">
      <style:text-properties fo:font-size="8pt" style:font-size-asian="8pt" style:font-size-complex="8pt"/>
    </style:style>
    <style:style style:name="T8_21" style:family="text">
      <style:text-properties fo:font-size="8pt" style:font-size-asian="8pt" style:font-size-complex="8pt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page" fo:line-height="115%" style:writing-mode="lr-tb"/>
    </style:style>
    <style:style style:name="P11" style:family="paragraph" style:parent-style-name="Heading_20_1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able1" style:family="table">
      <style:table-properties table:align="left" style:width="19.05cm" fo:margin-left="0.176cm"/>
    </style:style>
    <style:style style:name="Column1" style:family="table-column">
      <style:table-column-properties style:column-width="6.35cm"/>
    </style:style>
    <style:style style:name="Column2" style:family="table-column">
      <style:table-column-properties style:column-width="6.35cm"/>
    </style:style>
    <style:style style:name="Column3" style:family="table-column">
      <style:table-column-properties style:column-width="6.3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5_1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5_2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5_3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5_4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5_5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5_6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5_7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5_8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5_9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5_10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5_11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5_12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5_13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5_14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5_15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page" fo:line-height="115%" style:writing-mode="lr-tb"/>
    </style:style>
    <style:style style:name="P106" style:family="paragraph" style:parent-style-name="Heading_20_1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able2" style:family="table">
      <style:table-properties table:align="left" style:width="19.05cm" fo:margin-left="0.176cm"/>
    </style:style>
    <style:style style:name="Column4" style:family="table-column">
      <style:table-column-properties style:column-width="6.35cm"/>
    </style:style>
    <style:style style:name="Column5" style:family="table-column">
      <style:table-column-properties style:column-width="6.35cm"/>
    </style:style>
    <style:style style:name="Column6" style:family="table-column">
      <style:table-column-properties style:column-width="6.35cm"/>
    </style:style>
    <style:style style:name="Row31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Heading_20_1">
      <style:paragraph-properties fo:break-before="page" fo:line-height="115%" fo:margin-top="0.847cm" fo:margin-bottom="0.212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able3" style:family="table">
      <style:table-properties table:align="left" style:width="19.05cm" fo:margin-left="0.176cm"/>
    </style:style>
    <style:style style:name="Column7" style:family="table-column">
      <style:table-column-properties style:column-width="6.35cm"/>
    </style:style>
    <style:style style:name="Column8" style:family="table-column">
      <style:table-column-properties style:column-width="6.35cm"/>
    </style:style>
    <style:style style:name="Column9" style:family="table-column">
      <style:table-column-properties style:column-width="6.35cm"/>
    </style:style>
    <style:style style:name="Row41" style:family="table-row"/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9" style:family="table-row"/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break-before="auto" fo:line-height="115%" style:writing-mode="lr-tb"/>
    </style:style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Heading_20_1">
      <style:paragraph-properties fo:break-before="page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able4" style:family="table">
      <style:table-properties table:align="left" style:width="19.05cm" fo:margin-left="0.176cm"/>
    </style:style>
    <style:style style:name="Column10" style:family="table-column">
      <style:table-column-properties style:column-width="6.35cm"/>
    </style:style>
    <style:style style:name="Column11" style:family="table-column">
      <style:table-column-properties style:column-width="6.35cm"/>
    </style:style>
    <style:style style:name="Column12" style:family="table-column">
      <style:table-column-properties style:column-width="6.35cm"/>
    </style:style>
    <style:style style:name="Row51" style:family="table-row"/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2" style:family="table-row"/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4" style:family="table-row"/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5" style:family="table-row"/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6" style:family="table-row"/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7" style:family="table-row"/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8" style:family="table-row"/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9" style:family="table-row"/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0" style:family="table-row"/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break-before="auto" fo:line-height="115%" style:writing-mode="lr-tb"/>
    </style:style>
    <style:style style:name="P203" style:family="paragraph" style:parent-style-name="Heading_20_1">
      <style:paragraph-properties fo:break-before="page" fo:line-height="115%" fo:margin-top="0.847cm" fo:margin-bottom="0.212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able5" style:family="table">
      <style:table-properties table:align="left" style:width="19.05cm" fo:margin-left="0.176cm"/>
    </style:style>
    <style:style style:name="Column13" style:family="table-column">
      <style:table-column-properties style:column-width="6.35cm"/>
    </style:style>
    <style:style style:name="Column14" style:family="table-column">
      <style:table-column-properties style:column-width="6.35cm"/>
    </style:style>
    <style:style style:name="Column15" style:family="table-column">
      <style:table-column-properties style:column-width="6.35cm"/>
    </style:style>
    <style:style style:name="Row61" style:family="table-row"/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2" style:family="table-row"/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3" style:family="table-row"/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4" style:family="table-row"/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5" style:family="table-row"/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break-before="auto" fo:line-height="115%" style:writing-mode="lr-tb"/>
    </style:style>
    <style:style style:name="P221" style:family="paragraph" style:parent-style-name="Heading_20_1">
      <style:paragraph-properties fo:break-before="page" fo:line-height="115%" fo:margin-top="0.847cm" fo:margin-bottom="0.212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able6" style:family="table">
      <style:table-properties table:align="left" style:width="19.05cm" fo:margin-left="0.176cm"/>
    </style:style>
    <style:style style:name="Column16" style:family="table-column">
      <style:table-column-properties style:column-width="6.35cm"/>
    </style:style>
    <style:style style:name="Column17" style:family="table-column">
      <style:table-column-properties style:column-width="6.35cm"/>
    </style:style>
    <style:style style:name="Column18" style:family="table-column">
      <style:table-column-properties style:column-width="6.35cm"/>
    </style:style>
    <style:style style:name="Row66" style:family="table-row"/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7" style:family="table-row"/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8" style:family="table-row"/>
    <style:style style:name="Cell2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9" style:family="table-row"/>
    <style:style style:name="Cell2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0" style:family="table-row"/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break-before="auto" fo:line-height="115%" style:writing-mode="lr-tb"/>
    </style:style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break-before="auto" fo:line-height="115%" style:writing-mode="lr-tb"/>
    </style:style>
    <style:style style:name="P240" style:family="paragraph" style:parent-style-name="Standard">
      <style:paragraph-properties fo:break-before="auto" fo:line-height="115%" style:writing-mode="lr-tb"/>
    </style:style>
    <style:style style:name="P241" style:family="paragraph" style:parent-style-name="Standard">
      <style:paragraph-properties fo:break-before="page" fo:line-height="115%" style:writing-mode="lr-tb"/>
    </style:style>
    <style:style style:name="T24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>
      <style:text-properties fo:font-weight="bold" style:font-weight-asian="bold" style:font-weight-complex="bold"/>
    </style:style>
    <style:style style:name="T242_20" style:family="text">
      <style:text-properties fo:font-weight="bold" style:font-weight-asian="bold" style:font-weight-complex="bold"/>
    </style:style>
    <style:style style:name="T242_21" style:family="text">
      <style:text-properties fo:font-weight="bold" style:font-weight-asian="bold" style:font-weight-complex="bold"/>
    </style:style>
    <style:style style:name="T242_22" style:family="text">
      <style:text-properties fo:font-weight="bold" style:font-weight-asian="bold" style:font-weight-complex="bold"/>
    </style:style>
    <style:style style:name="P243" style:family="paragraph" style:parent-style-name="Standard">
      <style:paragraph-properties fo:break-before="auto" fo:line-height="115%" style:writing-mode="lr-tb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P252" style:family="paragraph" style:parent-style-name="Standard">
      <style:paragraph-properties fo:break-before="auto" fo:line-height="115%" style:writing-mode="lr-tb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3_3" style:family="text">
      <style:text-properties fo:font-style="italic" style:font-style-asian="italic" style:font-style-complex="italic" fo:font-weight="bold" style:font-weight-asian="bold" style:font-weight-complex="bold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</office:automatic-styles>
  <office:body>
    <office:text>
      <text:p text:style-name="P1"><text:span text:style-name="T1_1">Mapping</text:span><text:span text:style-name="T1_2"><text:s/></text:span><text:span text:style-name="T1_3">other</text:span><text:span text:style-name="T1_4"><text:s/></text:span><text:span text:style-name="T1_5">technologies</text:span><text:span text:style-name="T1_6"><text:s/></text:span><text:span text:style-name="T1_7">to</text:span><text:span text:style-name="T1_8"><text:s/></text:span><text:span text:style-name="T1_9">Netention</text:span><text:span text:style-name="T1_10">’</text:span><text:span text:style-name="T1_11">s</text:span><text:span text:style-name="T1_12"><text:s/></text:span><text:span text:style-name="T1_13">features</text:span></text:p>
      <text:p text:style-name="P2"/>
      <text:p text:style-name="P3"><text:span text:style-name="T3_1">Intuitive</text:span><text:span text:style-name="T3_2">,<text:s/></text:span><text:span text:style-name="T3_3">Flexible</text:span><text:span text:style-name="T3_4">,<text:s/></text:span><text:span text:style-name="T3_5">Informative</text:span><text:span text:style-name="T3_6">,<text:s/></text:span><text:span text:style-name="T3_7">Free</text:span></text:p>
      <text:p text:style-name="P4"/>
      <text:p text:style-name="P5"><text:span text:style-name="T5_1">Netention</text:span><text:span text:style-name="T5_2"><text:s/></text:span><text:span text:style-name="T5_3">hyperslices</text:span><text:span text:style-name="T5_4"><text:s/></text:span><text:span text:style-name="T5_5">the</text:span><text:span text:style-name="T5_6"><text:s/></text:span><text:span text:style-name="T5_7">domain</text:span><text:span text:style-name="T5_8"><text:s/></text:span><text:span text:style-name="T5_9">models</text:span><text:span text:style-name="T5_10"><text:s/></text:span><text:span text:style-name="T5_11">of</text:span><text:span text:style-name="T5_12"><text:s/></text:span><text:span text:style-name="T5_13">existing</text:span><text:span text:style-name="T5_14"><text:s/></text:span><text:span text:style-name="T5_15">websites</text:span><text:span text:style-name="T5_16"><text:s/></text:span><text:span text:style-name="T5_17">into</text:span><text:span text:style-name="T5_18"><text:s/></text:span><text:span text:style-name="T5_19">finer</text:span><text:span text:style-name="T5_20">,<text:s/></text:span><text:span text:style-name="T5_21">recombinable</text:span><text:span text:style-name="T5_22"><text:s/></text:span><text:span text:style-name="T5_23">semantics</text:span><text:span text:style-name="T5_24"><text:s/></text:span><text:span text:style-name="T5_25">that</text:span><text:span text:style-name="T5_26"><text:s/></text:span><text:span text:style-name="T5_27">more</text:span><text:span text:style-name="T5_28"><text:s/></text:span><text:span text:style-name="T5_29">fluidly</text:span><text:span text:style-name="T5_30"><text:s/></text:span><text:span text:style-name="T5_31">express</text:span><text:span text:style-name="T5_32"><text:s/></text:span><text:span text:style-name="T5_33">descriptions</text:span><text:span text:style-name="T5_34"><text:s/></text:span><text:span text:style-name="T5_35">of</text:span><text:span text:style-name="T5_36"><text:s/></text:span><text:span text:style-name="T5_37">reality</text:span><text:span text:style-name="T5_38"><text:s/></text:span><text:span text:style-name="T5_39">including</text:span><text:span text:style-name="T5_40"><text:s/></text:span><text:span text:style-name="T5_41">human</text:span><text:span text:style-name="T5_42"><text:s/></text:span><text:span text:style-name="T5_43">goals</text:span><text:span text:style-name="T5_44">.</text:span></text:p>
      <text:p text:style-name="P6"/>
      <text:p text:style-name="P7"><text:span text:style-name="T7_1">hyperslice</text:span><text:span text:style-name="T7_2"><text:s/>(</text:span><text:span text:style-name="T7_3">plural</text:span><text:span text:style-name="T7_4"><text:s/></text:span><text:span text:style-name="T7_5">hyperslices</text:span><text:span text:style-name="T7_6">)</text:span></text:p>
      <text:p text:style-name="P8"><text:span text:style-name="T8_1">(</text:span><text:span text:style-name="T8_2">computing</text:span><text:span text:style-name="T8_3">,<text:s/></text:span><text:span text:style-name="T8_4">programming</text:span><text:span text:style-name="T8_5">)<text:s/></text:span><text:span text:style-name="T8_6">A</text:span><text:span text:style-name="T8_7"><text:s/></text:span><text:span text:style-name="T8_8">set</text:span><text:span text:style-name="T8_9"><text:s/></text:span><text:span text:style-name="T8_10">of</text:span><text:span text:style-name="T8_11"><text:s/></text:span><text:span text:style-name="T8_12">concerns</text:span><text:span text:style-name="T8_13"><text:s/></text:span><text:span text:style-name="T8_14">in</text:span><text:span text:style-name="T8_15"><text:s/></text:span><text:span text:style-name="T8_16">aspect</text:span><text:span text:style-name="T8_17">-</text:span><text:span text:style-name="T8_18">oriented</text:span><text:span text:style-name="T8_19"><text:s/></text:span><text:span text:style-name="T8_20">programming</text:span><text:span text:style-name="T8_21">.</text:span></text:p>
      <text:p text:style-name="P9"/>
      <text:p text:style-name="P10"/>
      <text:h text:style-name="P11" text:outline-level="10"><text:bookmark-start text:name="h.4c8jq4r5sqf7"/><text:bookmark-end text:name="h.4c8jq4r5sqf7"/><text:span text:style-name="T11_1">Netention</text:span><text:span text:style-name="T11_2"><text:s/></text:span><text:span text:style-name="T11_3">vs</text:span><text:span text:style-name="T11_4">.<text:s/></text:span><text:span text:style-name="T11_5">Google</text:span></text:h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2"><text:span text:style-name="T12_1">Google</text:span></text:p>
          </table:table-cell>
          <table:table-cell table:style-name="Cell2">
            <text:p text:style-name="P13"><text:span text:style-name="T13_1">Netention</text:span></text:p>
          </table:table-cell>
          <table:table-cell table:style-name="Cell3">
            <text:p text:style-name="P14"><text:span text:style-name="T14_1">Synergy</text:span></text:p>
          </table:table-cell>
        </table:table-row>
        <table:table-row table:style-name="Row2">
          <table:table-cell table:style-name="Cell4">
            <text:p text:style-name="P15"><text:span text:style-name="T15_1">Centralized</text:span></text:p>
          </table:table-cell>
          <table:table-cell table:style-name="Cell5">
            <text:p text:style-name="P16"><text:span text:style-name="T16_1">Decentralized</text:span></text:p>
          </table:table-cell>
          <table:table-cell table:style-name="Cell6">
            <text:p text:style-name="P17"/>
          </table:table-cell>
        </table:table-row>
        <table:table-row table:style-name="Row3">
          <table:table-cell table:style-name="Cell7">
            <text:p text:style-name="P18"><text:span text:style-name="T18_1">Web</text:span></text:p>
          </table:table-cell>
          <table:table-cell table:style-name="Cell8">
            <text:p text:style-name="P19"><text:span text:style-name="T19_1">URL</text:span><text:span text:style-name="T19_2"><text:s/>+<text:s/></text:span><text:span text:style-name="T19_3">Message</text:span></text:p>
          </table:table-cell>
          <table:table-cell table:style-name="Cell9">
            <text:p text:style-name="P20"/>
          </table:table-cell>
        </table:table-row>
        <table:table-row table:style-name="Row4">
          <table:table-cell table:style-name="Cell10">
            <text:p text:style-name="P21"><text:span text:style-name="T21_1">Images</text:span></text:p>
          </table:table-cell>
          <table:table-cell table:style-name="Cell11">
            <text:p text:style-name="P22"><text:span text:style-name="T22_1">Image</text:span></text:p>
          </table:table-cell>
          <table:table-cell table:style-name="Cell12">
            <text:p text:style-name="P23"/>
          </table:table-cell>
        </table:table-row>
        <table:table-row table:style-name="Row5">
          <table:table-cell table:style-name="Cell13">
            <text:p text:style-name="P24"><text:span text:style-name="T24_1">Videos</text:span></text:p>
          </table:table-cell>
          <table:table-cell table:style-name="Cell14">
            <text:p text:style-name="P25"><text:span text:style-name="T25_1">Video</text:span></text:p>
          </table:table-cell>
          <table:table-cell table:style-name="Cell15">
            <text:p text:style-name="P26"/>
          </table:table-cell>
        </table:table-row>
        <table:table-row table:style-name="Row6">
          <table:table-cell table:style-name="Cell16">
            <text:p text:style-name="P27"><text:span text:style-name="T27_1">Maps</text:span></text:p>
          </table:table-cell>
          <table:table-cell table:style-name="Cell17">
            <text:p text:style-name="P28"><text:span text:style-name="T28_1">Map</text:span></text:p>
          </table:table-cell>
          <table:table-cell table:style-name="Cell18">
            <text:p text:style-name="P29"/>
          </table:table-cell>
        </table:table-row>
        <table:table-row table:style-name="Row7">
          <table:table-cell table:style-name="Cell19">
            <text:p text:style-name="P30"><text:span text:style-name="T30_1">Shopping</text:span></text:p>
          </table:table-cell>
          <table:table-cell table:style-name="Cell20">
            <text:p text:style-name="P31"><text:span text:style-name="T31_1">Product</text:span></text:p>
          </table:table-cell>
          <table:table-cell table:style-name="Cell21">
            <text:p text:style-name="P32"/>
          </table:table-cell>
        </table:table-row>
        <table:table-row table:style-name="Row8">
          <table:table-cell table:style-name="Cell22">
            <text:p text:style-name="P33"><text:span text:style-name="T33_1">News</text:span></text:p>
          </table:table-cell>
          <table:table-cell table:style-name="Cell23">
            <text:p text:style-name="P34"><text:span text:style-name="T34_1">Message</text:span></text:p>
          </table:table-cell>
          <table:table-cell table:style-name="Cell24">
            <text:p text:style-name="P35"/>
          </table:table-cell>
        </table:table-row>
        <table:table-row table:style-name="Row9">
          <table:table-cell table:style-name="Cell25">
            <text:p text:style-name="P36"><text:span text:style-name="T36_1">Books</text:span></text:p>
          </table:table-cell>
          <table:table-cell table:style-name="Cell26">
            <text:p text:style-name="P37"><text:span text:style-name="T37_1">Book</text:span></text:p>
          </table:table-cell>
          <table:table-cell table:style-name="Cell27">
            <text:p text:style-name="P38"/>
          </table:table-cell>
        </table:table-row>
        <table:table-row table:style-name="Row10">
          <table:table-cell table:style-name="Cell28">
            <text:p text:style-name="P39"><text:span text:style-name="T39_1">Places</text:span></text:p>
          </table:table-cell>
          <table:table-cell table:style-name="Cell29">
            <text:p text:style-name="P40"><text:span text:style-name="T40_1">Place</text:span></text:p>
          </table:table-cell>
          <table:table-cell table:style-name="Cell30">
            <text:p text:style-name="P41"/>
          </table:table-cell>
        </table:table-row>
        <table:table-row table:style-name="Row11">
          <table:table-cell table:style-name="Cell31">
            <text:p text:style-name="P42"><text:span text:style-name="T42_1">Blogs</text:span><text:span text:style-name="T42_2">,<text:s/></text:span><text:span text:style-name="T42_3">Discussions</text:span></text:p>
          </table:table-cell>
          <table:table-cell table:style-name="Cell32">
            <text:p text:style-name="P43"><text:span text:style-name="T43_1">Message</text:span><text:span text:style-name="T43_2"><text:s/>[<text:s/>+<text:s/></text:span><text:span text:style-name="T43_3">Reply</text:span><text:span text:style-name="T43_4">]</text:span></text:p>
          </table:table-cell>
          <table:table-cell table:style-name="Cell33">
            <text:p text:style-name="P44"/>
          </table:table-cell>
        </table:table-row>
        <table:table-row table:style-name="Row12">
          <table:table-cell table:style-name="Cell34">
            <text:p text:style-name="P45"><text:span text:style-name="T45_1">Public</text:span><text:span text:style-name="T45_2"><text:s/></text:span><text:span text:style-name="T45_3">Transit</text:span><text:span text:style-name="T45_4">,<text:s/></text:span><text:span text:style-name="T45_5">Flights</text:span></text:p>
          </table:table-cell>
          <table:table-cell table:style-name="Cell35">
            <text:p text:style-name="P46"><text:span text:style-name="T46_1">Goal</text:span><text:span text:style-name="T46_2"><text:s/>+<text:s/></text:span><text:span text:style-name="T46_3">Route</text:span><text:span text:style-name="T46_4"><text:s/>+<text:s/></text:span><text:span text:style-name="T46_5">Event</text:span></text:p>
          </table:table-cell>
          <table:table-cell table:style-name="Cell36">
            <text:p text:style-name="P47"/>
          </table:table-cell>
        </table:table-row>
        <table:table-row table:style-name="Row13">
          <table:table-cell table:style-name="Cell37">
            <text:p text:style-name="P48"><text:span text:style-name="T48_1">Recipes</text:span></text:p>
          </table:table-cell>
          <table:table-cell table:style-name="Cell38">
            <text:p text:style-name="P49"><text:span text:style-name="T49_1">Goal</text:span><text:span text:style-name="T49_2"><text:s/>+<text:s/></text:span><text:span text:style-name="T49_3">Food</text:span></text:p>
          </table:table-cell>
          <table:table-cell table:style-name="Cell39">
            <text:p text:style-name="P50"/>
          </table:table-cell>
        </table:table-row>
        <table:table-row table:style-name="Row14">
          <table:table-cell table:style-name="Cell40">
            <text:p text:style-name="P51"><text:span text:style-name="T51_1">Applications</text:span></text:p>
          </table:table-cell>
          <table:table-cell table:style-name="Cell41">
            <text:p text:style-name="P52"><text:span text:style-name="T52_1">Software</text:span></text:p>
          </table:table-cell>
          <table:table-cell table:style-name="Cell42">
            <text:p text:style-name="P53"/>
          </table:table-cell>
        </table:table-row>
        <table:table-row table:style-name="Row15">
          <table:table-cell table:style-name="Cell43">
            <text:p text:style-name="P54"><text:span text:style-name="T54_1">Patents</text:span></text:p>
          </table:table-cell>
          <table:table-cell table:style-name="Cell44">
            <text:p text:style-name="P55"><text:span text:style-name="T55_1">Goal</text:span></text:p>
          </table:table-cell>
          <table:table-cell table:style-name="Cell45">
            <text:p text:style-name="P56"/>
          </table:table-cell>
        </table:table-row>
        <table:table-row table:style-name="Row16">
          <table:table-cell table:style-name="Cell46">
            <text:p text:style-name="P57"><text:span text:style-name="T57_1">Health</text:span></text:p>
          </table:table-cell>
          <table:table-cell table:style-name="Cell47">
            <text:p text:style-name="P58"><text:span text:style-name="T58_1">HumanBodyCondition</text:span></text:p>
          </table:table-cell>
          <table:table-cell table:style-name="Cell48">
            <text:p text:style-name="P59"/>
          </table:table-cell>
        </table:table-row>
        <table:table-row table:style-name="Row17">
          <table:table-cell table:style-name="Cell49">
            <text:p text:style-name="P60"><text:span text:style-name="T60_1">Currency</text:span></text:p>
          </table:table-cell>
          <table:table-cell table:style-name="Cell50">
            <text:p text:style-name="P61"><text:span text:style-name="T61_1">Quote</text:span></text:p>
          </table:table-cell>
          <table:table-cell table:style-name="Cell51">
            <text:p text:style-name="P62"/>
          </table:table-cell>
        </table:table-row>
        <table:table-row table:style-name="Row18">
          <table:table-cell table:style-name="Cell52">
            <text:p text:style-name="P63"><text:span text:style-name="T63_1">Events</text:span><text:span text:style-name="T63_2">,<text:s/></text:span><text:span text:style-name="T63_3">Concerts</text:span></text:p>
          </table:table-cell>
          <table:table-cell table:style-name="Cell53">
            <text:p text:style-name="P64"><text:span text:style-name="T64_1">Event</text:span></text:p>
          </table:table-cell>
          <table:table-cell table:style-name="Cell54">
            <text:p text:style-name="P65"/>
          </table:table-cell>
        </table:table-row>
        <table:table-row table:style-name="Row19">
          <table:table-cell table:style-name="Cell55">
            <text:p text:style-name="P66"><text:span text:style-name="T66_1">Gmail</text:span></text:p>
          </table:table-cell>
          <table:table-cell table:style-name="Cell56">
            <text:p text:style-name="P67"><text:span text:style-name="T67_1">Message</text:span></text:p>
          </table:table-cell>
          <table:table-cell table:style-name="Cell57">
            <text:p text:style-name="P68"/>
          </table:table-cell>
        </table:table-row>
        <table:table-row table:style-name="Row20">
          <table:table-cell table:style-name="Cell58">
            <text:p text:style-name="P69"><text:span text:style-name="T69_1">Hotel</text:span><text:span text:style-name="T69_2"><text:s/></text:span><text:span text:style-name="T69_3">Confirmations</text:span><text:span text:style-name="T69_4">,<text:s/></text:span><text:span text:style-name="T69_5">Restaurant</text:span><text:span text:style-name="T69_6"><text:s/></text:span><text:span text:style-name="T69_7">Reservations</text:span></text:p>
          </table:table-cell>
          <table:table-cell table:style-name="Cell59">
            <text:p text:style-name="P70"><text:span text:style-name="T70_1">Shelter</text:span><text:span text:style-name="T70_2"><text:s/>+<text:s/></text:span><text:span text:style-name="T70_3">Food</text:span><text:span text:style-name="T70_4">,<text:s/>...</text:span></text:p>
          </table:table-cell>
          <table:table-cell table:style-name="Cell60">
            <text:p text:style-name="P71"/>
          </table:table-cell>
        </table:table-row>
        <table:table-row table:style-name="Row21">
          <table:table-cell table:style-name="Cell61">
            <text:p text:style-name="P72"><text:span text:style-name="T72_1">Movies</text:span><text:span text:style-name="T72_2">,<text:s/></text:span><text:span text:style-name="T72_3">Nearby</text:span><text:span text:style-name="T72_4"><text:s/></text:span><text:span text:style-name="T72_5">Attractions</text:span><text:span text:style-name="T72_6">,<text:s/></text:span><text:span text:style-name="T72_7">Next</text:span><text:span text:style-name="T72_8"><text:s/></text:span><text:span text:style-name="T72_9">Appointment</text:span></text:p>
          </table:table-cell>
          <table:table-cell table:style-name="Cell62">
            <text:p text:style-name="P73"><text:span text:style-name="T73_1">Event</text:span></text:p>
          </table:table-cell>
          <table:table-cell table:style-name="Cell63">
            <text:p text:style-name="P74"/>
          </table:table-cell>
        </table:table-row>
        <table:table-row table:style-name="Row22">
          <table:table-cell table:style-name="Cell64">
            <text:p text:style-name="P75"><text:span text:style-name="T75_1">News</text:span><text:span text:style-name="T75_2"><text:s/></text:span><text:span text:style-name="T75_3">update</text:span></text:p>
          </table:table-cell>
          <table:table-cell table:style-name="Cell65">
            <text:p text:style-name="P76"><text:span text:style-name="T76_1">Message</text:span></text:p>
          </table:table-cell>
          <table:table-cell table:style-name="Cell66">
            <text:p text:style-name="P77"/>
          </table:table-cell>
        </table:table-row>
        <table:table-row table:style-name="Row23">
          <table:table-cell table:style-name="Cell67">
            <text:p text:style-name="P78"><text:span text:style-name="T78_1">Packages</text:span></text:p>
          </table:table-cell>
          <table:table-cell table:style-name="Cell68">
            <text:p text:style-name="P79"><text:span text:style-name="T79_1">Offer</text:span></text:p>
          </table:table-cell>
          <table:table-cell table:style-name="Cell69">
            <text:p text:style-name="P80"/>
          </table:table-cell>
        </table:table-row>
        <table:table-row table:style-name="Row24">
          <table:table-cell table:style-name="Cell70">
            <text:p text:style-name="P81"><text:span text:style-name="T81_1">Photo</text:span><text:span text:style-name="T81_2"><text:s/></text:span><text:span text:style-name="T81_3">spots</text:span></text:p>
          </table:table-cell>
          <table:table-cell table:style-name="Cell71">
            <text:p text:style-name="P82"><text:span text:style-name="T82_1">Image</text:span></text:p>
          </table:table-cell>
          <table:table-cell table:style-name="Cell72">
            <text:p text:style-name="P83"/>
          </table:table-cell>
        </table:table-row>
        <table:table-row table:style-name="Row25">
          <table:table-cell table:style-name="Cell73">
            <text:p text:style-name="P84"><text:span text:style-name="T84_1">Public</text:span><text:span text:style-name="T84_2"><text:s/></text:span><text:span text:style-name="T84_3">alerts</text:span></text:p>
          </table:table-cell>
          <table:table-cell table:style-name="Cell74">
            <text:p text:style-name="P85"><text:span text:style-name="T85_1">Message</text:span></text:p>
          </table:table-cell>
          <table:table-cell table:style-name="Cell75">
            <text:p text:style-name="P86"/>
          </table:table-cell>
        </table:table-row>
        <table:table-row table:style-name="Row26">
          <table:table-cell table:style-name="Cell76">
            <text:p text:style-name="P87"><text:span text:style-name="T87_1">Sports</text:span><text:span text:style-name="T87_2"><text:s/></text:span><text:span text:style-name="T87_3">Scores</text:span></text:p>
          </table:table-cell>
          <table:table-cell table:style-name="Cell77">
            <text:p text:style-name="P88"/>
          </table:table-cell>
          <table:table-cell table:style-name="Cell78">
            <text:p text:style-name="P89"/>
          </table:table-cell>
        </table:table-row>
        <table:table-row table:style-name="Row27">
          <table:table-cell table:style-name="Cell79">
            <text:p text:style-name="P90"><text:span text:style-name="T90_1">Time</text:span><text:span text:style-name="T90_2"><text:s/></text:span><text:span text:style-name="T90_3">back</text:span><text:span text:style-name="T90_4"><text:s/></text:span><text:span text:style-name="T90_5">home</text:span></text:p>
          </table:table-cell>
          <table:table-cell table:style-name="Cell80">
            <text:p text:style-name="P91"/>
          </table:table-cell>
          <table:table-cell table:style-name="Cell81">
            <text:p text:style-name="P92"/>
          </table:table-cell>
        </table:table-row>
        <table:table-row table:style-name="Row28">
          <table:table-cell table:style-name="Cell82">
            <text:p text:style-name="P93"><text:span text:style-name="T93_1">Traffic</text:span></text:p>
          </table:table-cell>
          <table:table-cell table:style-name="Cell83">
            <text:p text:style-name="P94"><text:span text:style-name="T94_1">Traffic</text:span></text:p>
            <text:p text:style-name="P95"><text:span text:style-name="T95_1">#/</text:span><text:span text:style-name="T95_2">second</text:span><text:span text:style-name="T95_3"><text:s/></text:span><text:span text:style-name="T95_4">of</text:span><text:span text:style-name="T95_5"><text:s/></text:span><text:span text:style-name="T95_6">each</text:span><text:span text:style-name="T95_7">:<text:s/></text:span><text:span text:style-name="T95_8">pedestrians</text:span><text:span text:style-name="T95_9">,<text:s/></text:span><text:span text:style-name="T95_10">bikes</text:span><text:span text:style-name="T95_11">,<text:s/></text:span><text:span text:style-name="T95_12">cars</text:span><text:span text:style-name="T95_13">,<text:s/></text:span><text:span text:style-name="T95_14">etc</text:span><text:span text:style-name="T95_15">.</text:span></text:p>
            <text:p text:style-name="P96"/>
          </table:table-cell>
          <table:table-cell table:style-name="Cell84">
            <text:p text:style-name="P97"/>
          </table:table-cell>
        </table:table-row>
        <table:table-row table:style-name="Row29">
          <table:table-cell table:style-name="Cell85">
            <text:p text:style-name="P98"><text:span text:style-name="T98_1">Translation</text:span></text:p>
          </table:table-cell>
          <table:table-cell table:style-name="Cell86">
            <text:p text:style-name="P99"><text:span text:style-name="T99_1">Translation</text:span></text:p>
          </table:table-cell>
          <table:table-cell table:style-name="Cell87">
            <text:p text:style-name="P100"/>
          </table:table-cell>
        </table:table-row>
        <table:table-row table:style-name="Row30">
          <table:table-cell table:style-name="Cell88">
            <text:p text:style-name="P101"><text:span text:style-name="T101_1">Weather</text:span></text:p>
          </table:table-cell>
          <table:table-cell table:style-name="Cell89">
            <text:p text:style-name="P102"><text:span text:style-name="T102_1">Weather</text:span></text:p>
          </table:table-cell>
          <table:table-cell table:style-name="Cell90">
            <text:p text:style-name="P103"/>
          </table:table-cell>
        </table:table-row>
      </table:table>
      <text:p text:style-name="P104"/>
      <text:p text:style-name="P105"/>
      <text:h text:style-name="P106" text:outline-level="10"><text:bookmark-start text:name="h.mi2e2n863as8"/><text:bookmark-end text:name="h.mi2e2n863as8"/><text:span text:style-name="T106_1">Netention</text:span><text:span text:style-name="T106_2"><text:s/></text:span><text:span text:style-name="T106_3">vs</text:span><text:span text:style-name="T106_4">.<text:s/></text:span><text:span text:style-name="T106_5">Twitter</text:span></text:h>
      <table:table table:style-name="Table2">
        <table:table-column table:style-name="Column4"/>
        <table:table-column table:style-name="Column5"/>
        <table:table-column table:style-name="Column6"/>
        <table:table-row table:style-name="Row31">
          <table:table-cell table:style-name="Cell91">
            <text:p text:style-name="P107"><text:span text:style-name="T107_1">Twitter</text:span></text:p>
          </table:table-cell>
          <table:table-cell table:style-name="Cell92">
            <text:p text:style-name="P108"><text:span text:style-name="T108_1">Netention</text:span></text:p>
          </table:table-cell>
          <table:table-cell table:style-name="Cell93">
            <text:p text:style-name="P109"/>
          </table:table-cell>
        </table:table-row>
        <table:table-row table:style-name="Row32">
          <table:table-cell table:style-name="Cell94">
            <text:p text:style-name="P110"><text:span text:style-name="T110_1">Tweet</text:span></text:p>
          </table:table-cell>
          <table:table-cell table:style-name="Cell95">
            <text:p text:style-name="P111"><text:span text:style-name="T111_1">Message</text:span></text:p>
          </table:table-cell>
          <table:table-cell table:style-name="Cell96">
            <text:p text:style-name="P112"/>
          </table:table-cell>
        </table:table-row>
        <table:table-row table:style-name="Row33">
          <table:table-cell table:style-name="Cell97">
            <text:p text:style-name="P113"><text:span text:style-name="T113_1">Follow</text:span></text:p>
          </table:table-cell>
          <table:table-cell table:style-name="Cell98">
            <text:p text:style-name="P114"/>
          </table:table-cell>
          <table:table-cell table:style-name="Cell99">
            <text:p text:style-name="P115"/>
          </table:table-cell>
        </table:table-row>
        <table:table-row table:style-name="Row34">
          <table:table-cell table:style-name="Cell100">
            <text:p text:style-name="P116"><text:span text:style-name="T116_1">Hashtag</text:span></text:p>
          </table:table-cell>
          <table:table-cell table:style-name="Cell101">
            <text:p text:style-name="P117"/>
          </table:table-cell>
          <table:table-cell table:style-name="Cell102">
            <text:p text:style-name="P118"/>
          </table:table-cell>
        </table:table-row>
        <table:table-row table:style-name="Row35">
          <table:table-cell table:style-name="Cell103">
            <text:p text:style-name="P119"><text:span text:style-name="T119_1">Annotations</text:span><text:span text:style-name="T119_2"><text:s/>(</text:span><text:span text:style-name="T119_3">unused</text:span><text:span text:style-name="T119_4">)</text:span></text:p>
          </table:table-cell>
          <table:table-cell table:style-name="Cell104">
            <text:p text:style-name="P120"><text:span text:style-name="T120_1">Object</text:span><text:span text:style-name="T120_2"><text:s/></text:span><text:span text:style-name="T120_3">Properties</text:span></text:p>
          </table:table-cell>
          <table:table-cell table:style-name="Cell105">
            <text:p text:style-name="P121"/>
          </table:table-cell>
        </table:table-row>
        <table:table-row table:style-name="Row36">
          <table:table-cell table:style-name="Cell106">
            <text:p text:style-name="P122"><text:span text:style-name="T122_1">Geolocation</text:span><text:span text:style-name="T122_2"><text:s/></text:span><text:span text:style-name="T122_3">Metadata</text:span></text:p>
          </table:table-cell>
          <table:table-cell table:style-name="Cell107">
            <text:p text:style-name="P123"><text:span text:style-name="T123_1">Geolocation</text:span></text:p>
          </table:table-cell>
          <table:table-cell table:style-name="Cell108">
            <text:p text:style-name="P124"/>
          </table:table-cell>
        </table:table-row>
        <table:table-row table:style-name="Row37">
          <table:table-cell table:style-name="Cell109">
            <text:p text:style-name="P125"/>
          </table:table-cell>
          <table:table-cell table:style-name="Cell110">
            <text:p text:style-name="P126"/>
          </table:table-cell>
          <table:table-cell table:style-name="Cell111">
            <text:p text:style-name="P127"/>
          </table:table-cell>
        </table:table-row>
        <table:table-row table:style-name="Row38">
          <table:table-cell table:style-name="Cell112">
            <text:p text:style-name="P128"/>
          </table:table-cell>
          <table:table-cell table:style-name="Cell113">
            <text:p text:style-name="P129"/>
          </table:table-cell>
          <table:table-cell table:style-name="Cell114">
            <text:p text:style-name="P130"/>
          </table:table-cell>
        </table:table-row>
        <table:table-row table:style-name="Row39">
          <table:table-cell table:style-name="Cell115">
            <text:p text:style-name="P131"/>
          </table:table-cell>
          <table:table-cell table:style-name="Cell116">
            <text:p text:style-name="P132"/>
          </table:table-cell>
          <table:table-cell table:style-name="Cell117">
            <text:p text:style-name="P133"/>
          </table:table-cell>
        </table:table-row>
        <table:table-row table:style-name="Row40">
          <table:table-cell table:style-name="Cell118">
            <text:p text:style-name="P134"/>
          </table:table-cell>
          <table:table-cell table:style-name="Cell119">
            <text:p text:style-name="P135"/>
          </table:table-cell>
          <table:table-cell table:style-name="Cell120">
            <text:p text:style-name="P136"/>
          </table:table-cell>
        </table:table-row>
      </table:table>
      <text:p text:style-name="P137"/>
      <text:h text:style-name="P138" text:outline-level="10"><text:bookmark-start text:name="h.hemudnviwxg1"/><text:bookmark-end text:name="h.hemudnviwxg1"/><text:span text:style-name="T138_1">Netention</text:span><text:span text:style-name="T138_2"><text:s/></text:span><text:span text:style-name="T138_3">vs</text:span><text:span text:style-name="T138_4">.<text:s/></text:span><text:span text:style-name="T138_5">Facebook</text:span></text:h>
      <table:table table:style-name="Table3">
        <table:table-column table:style-name="Column7"/>
        <table:table-column table:style-name="Column8"/>
        <table:table-column table:style-name="Column9"/>
        <table:table-row table:style-name="Row41">
          <table:table-cell table:style-name="Cell121">
            <text:p text:style-name="P139"><text:span text:style-name="T139_1">Facebook</text:span></text:p>
          </table:table-cell>
          <table:table-cell table:style-name="Cell122">
            <text:p text:style-name="P140"><text:span text:style-name="T140_1">Netention</text:span></text:p>
          </table:table-cell>
          <table:table-cell table:style-name="Cell123">
            <text:p text:style-name="P141"/>
          </table:table-cell>
        </table:table-row>
        <table:table-row table:style-name="Row42">
          <table:table-cell table:style-name="Cell124">
            <text:p text:style-name="P142"><text:span text:style-name="T142_1">Post</text:span></text:p>
          </table:table-cell>
          <table:table-cell table:style-name="Cell125">
            <text:p text:style-name="P143"><text:span text:style-name="T143_1">Message</text:span></text:p>
          </table:table-cell>
          <table:table-cell table:style-name="Cell126">
            <text:p text:style-name="P144"/>
          </table:table-cell>
        </table:table-row>
        <table:table-row table:style-name="Row43">
          <table:table-cell table:style-name="Cell127">
            <text:p text:style-name="P145"><text:span text:style-name="T145_1">Wall</text:span></text:p>
          </table:table-cell>
          <table:table-cell table:style-name="Cell128">
            <text:p text:style-name="P146"/>
          </table:table-cell>
          <table:table-cell table:style-name="Cell129">
            <text:p text:style-name="P147"/>
          </table:table-cell>
        </table:table-row>
        <table:table-row table:style-name="Row44">
          <table:table-cell table:style-name="Cell130">
            <text:p text:style-name="P148"><text:span text:style-name="T148_1">Feed</text:span></text:p>
          </table:table-cell>
          <table:table-cell table:style-name="Cell131">
            <text:p text:style-name="P149"/>
          </table:table-cell>
          <table:table-cell table:style-name="Cell132">
            <text:p text:style-name="P150"/>
          </table:table-cell>
        </table:table-row>
        <table:table-row table:style-name="Row45">
          <table:table-cell table:style-name="Cell133">
            <text:p text:style-name="P151"><text:span text:style-name="T151_1">Friend</text:span></text:p>
          </table:table-cell>
          <table:table-cell table:style-name="Cell134">
            <text:p text:style-name="P152"/>
          </table:table-cell>
          <table:table-cell table:style-name="Cell135">
            <text:p text:style-name="P153"/>
          </table:table-cell>
        </table:table-row>
        <table:table-row table:style-name="Row46">
          <table:table-cell table:style-name="Cell136">
            <text:p text:style-name="P154"><text:span text:style-name="T154_1">Like</text:span></text:p>
          </table:table-cell>
          <table:table-cell table:style-name="Cell137">
            <text:p text:style-name="P155"/>
          </table:table-cell>
          <table:table-cell table:style-name="Cell138">
            <text:p text:style-name="P156"/>
          </table:table-cell>
        </table:table-row>
        <table:table-row table:style-name="Row47">
          <table:table-cell table:style-name="Cell139">
            <text:p text:style-name="P157"><text:span text:style-name="T157_1">App</text:span></text:p>
          </table:table-cell>
          <table:table-cell table:style-name="Cell140">
            <text:p text:style-name="P158"/>
          </table:table-cell>
          <table:table-cell table:style-name="Cell141">
            <text:p text:style-name="P159"/>
          </table:table-cell>
        </table:table-row>
        <table:table-row table:style-name="Row48">
          <table:table-cell table:style-name="Cell142">
            <text:p text:style-name="P160"><text:span text:style-name="T160_1">Group</text:span></text:p>
          </table:table-cell>
          <table:table-cell table:style-name="Cell143">
            <text:p text:style-name="P161"/>
          </table:table-cell>
          <table:table-cell table:style-name="Cell144">
            <text:p text:style-name="P162"/>
          </table:table-cell>
        </table:table-row>
        <table:table-row table:style-name="Row49">
          <table:table-cell table:style-name="Cell145">
            <text:p text:style-name="P163"><text:span text:style-name="T163_1">Page</text:span></text:p>
          </table:table-cell>
          <table:table-cell table:style-name="Cell146">
            <text:p text:style-name="P164"/>
          </table:table-cell>
          <table:table-cell table:style-name="Cell147">
            <text:p text:style-name="P165"/>
          </table:table-cell>
        </table:table-row>
        <table:table-row table:style-name="Row50">
          <table:table-cell table:style-name="Cell148">
            <text:p text:style-name="P166"/>
          </table:table-cell>
          <table:table-cell table:style-name="Cell149">
            <text:p text:style-name="P167"/>
          </table:table-cell>
          <table:table-cell table:style-name="Cell150">
            <text:p text:style-name="P168"/>
          </table:table-cell>
        </table:table-row>
      </table:table>
      <text:p text:style-name="P169"/>
      <text:p text:style-name="P170"/>
      <text:h text:style-name="P171" text:outline-level="10"><text:bookmark-start text:name="h.3wd2x1krwp7y"/><text:bookmark-end text:name="h.3wd2x1krwp7y"/><text:span text:style-name="T171_1">Netention</text:span><text:span text:style-name="T171_2"><text:s/></text:span><text:span text:style-name="T171_3">vs</text:span><text:span text:style-name="T171_4">.<text:s/></text:span><text:span text:style-name="T171_5">Craigslist</text:span></text:h>
      <table:table table:style-name="Table4">
        <table:table-column table:style-name="Column10"/>
        <table:table-column table:style-name="Column11"/>
        <table:table-column table:style-name="Column12"/>
        <table:table-row table:style-name="Row51">
          <table:table-cell table:style-name="Cell151">
            <text:p text:style-name="P172"><text:span text:style-name="T172_1">Craigslist</text:span></text:p>
          </table:table-cell>
          <table:table-cell table:style-name="Cell152">
            <text:p text:style-name="P173"><text:span text:style-name="T173_1">Netention</text:span></text:p>
          </table:table-cell>
          <table:table-cell table:style-name="Cell153">
            <text:p text:style-name="P174"/>
          </table:table-cell>
        </table:table-row>
        <table:table-row table:style-name="Row52">
          <table:table-cell table:style-name="Cell154">
            <text:p text:style-name="P175"><text:span text:style-name="T175_1">Post</text:span></text:p>
          </table:table-cell>
          <table:table-cell table:style-name="Cell155">
            <text:p text:style-name="P176"><text:span text:style-name="T176_1">Message</text:span></text:p>
          </table:table-cell>
          <table:table-cell table:style-name="Cell156">
            <text:p text:style-name="P177"/>
          </table:table-cell>
        </table:table-row>
        <table:table-row table:style-name="Row53">
          <table:table-cell table:style-name="Cell157">
            <text:p text:style-name="P178"><text:span text:style-name="T178_1">Categories</text:span></text:p>
          </table:table-cell>
          <table:table-cell table:style-name="Cell158">
            <text:p text:style-name="P179"/>
          </table:table-cell>
          <table:table-cell table:style-name="Cell159">
            <text:p text:style-name="P180"/>
          </table:table-cell>
        </table:table-row>
        <table:table-row table:style-name="Row54">
          <table:table-cell table:style-name="Cell160">
            <text:p text:style-name="P181"><text:span text:style-name="T181_1">Locations</text:span></text:p>
          </table:table-cell>
          <table:table-cell table:style-name="Cell161">
            <text:p text:style-name="P182"/>
          </table:table-cell>
          <table:table-cell table:style-name="Cell162">
            <text:p text:style-name="P183"/>
          </table:table-cell>
        </table:table-row>
        <table:table-row table:style-name="Row55">
          <table:table-cell table:style-name="Cell163">
            <text:p text:style-name="P184"><text:span text:style-name="T184_1">E</text:span><text:span text:style-name="T184_2">-</text:span><text:span text:style-name="T184_3">Mail</text:span></text:p>
          </table:table-cell>
          <table:table-cell table:style-name="Cell164">
            <text:p text:style-name="P185"/>
          </table:table-cell>
          <table:table-cell table:style-name="Cell165">
            <text:p text:style-name="P186"/>
          </table:table-cell>
        </table:table-row>
        <table:table-row table:style-name="Row56">
          <table:table-cell table:style-name="Cell166">
            <text:p text:style-name="P187"/>
          </table:table-cell>
          <table:table-cell table:style-name="Cell167">
            <text:p text:style-name="P188"/>
          </table:table-cell>
          <table:table-cell table:style-name="Cell168">
            <text:p text:style-name="P189"/>
          </table:table-cell>
        </table:table-row>
        <table:table-row table:style-name="Row57">
          <table:table-cell table:style-name="Cell169">
            <text:p text:style-name="P190"/>
          </table:table-cell>
          <table:table-cell table:style-name="Cell170">
            <text:p text:style-name="P191"/>
          </table:table-cell>
          <table:table-cell table:style-name="Cell171">
            <text:p text:style-name="P192"/>
          </table:table-cell>
        </table:table-row>
        <table:table-row table:style-name="Row58">
          <table:table-cell table:style-name="Cell172">
            <text:p text:style-name="P193"/>
          </table:table-cell>
          <table:table-cell table:style-name="Cell173">
            <text:p text:style-name="P194"/>
          </table:table-cell>
          <table:table-cell table:style-name="Cell174">
            <text:p text:style-name="P195"/>
          </table:table-cell>
        </table:table-row>
        <table:table-row table:style-name="Row59">
          <table:table-cell table:style-name="Cell175">
            <text:p text:style-name="P196"/>
          </table:table-cell>
          <table:table-cell table:style-name="Cell176">
            <text:p text:style-name="P197"/>
          </table:table-cell>
          <table:table-cell table:style-name="Cell177">
            <text:p text:style-name="P198"/>
          </table:table-cell>
        </table:table-row>
        <table:table-row table:style-name="Row60">
          <table:table-cell table:style-name="Cell178">
            <text:p text:style-name="P199"/>
          </table:table-cell>
          <table:table-cell table:style-name="Cell179">
            <text:p text:style-name="P200"/>
          </table:table-cell>
          <table:table-cell table:style-name="Cell180">
            <text:p text:style-name="P201"/>
          </table:table-cell>
        </table:table-row>
      </table:table>
      <text:p text:style-name="P202"/>
      <text:h text:style-name="P203" text:outline-level="10"><text:bookmark-start text:name="h.cdhhrskocbc0"/><text:bookmark-end text:name="h.cdhhrskocbc0"/><text:span text:style-name="T203_1">Netention</text:span><text:span text:style-name="T203_2"><text:s/></text:span><text:span text:style-name="T203_3">vs</text:span><text:span text:style-name="T203_4">.<text:s/>4</text:span><text:span text:style-name="T203_5">Chan</text:span></text:h>
      <table:table table:style-name="Table5">
        <table:table-column table:style-name="Column13"/>
        <table:table-column table:style-name="Column14"/>
        <table:table-column table:style-name="Column15"/>
        <table:table-row table:style-name="Row61">
          <table:table-cell table:style-name="Cell181">
            <text:p text:style-name="P204"><text:span text:style-name="T204_1">4</text:span><text:span text:style-name="T204_2">Chan</text:span></text:p>
          </table:table-cell>
          <table:table-cell table:style-name="Cell182">
            <text:p text:style-name="P205"><text:span text:style-name="T205_1">Netention</text:span></text:p>
          </table:table-cell>
          <table:table-cell table:style-name="Cell183">
            <text:p text:style-name="P206"/>
          </table:table-cell>
        </table:table-row>
        <table:table-row table:style-name="Row62">
          <table:table-cell table:style-name="Cell184">
            <text:p text:style-name="P207"><text:span text:style-name="T207_1">Post</text:span></text:p>
          </table:table-cell>
          <table:table-cell table:style-name="Cell185">
            <text:p text:style-name="P208"/>
          </table:table-cell>
          <table:table-cell table:style-name="Cell186">
            <text:p text:style-name="P209"/>
          </table:table-cell>
        </table:table-row>
        <table:table-row table:style-name="Row63">
          <table:table-cell table:style-name="Cell187">
            <text:p text:style-name="P210"><text:span text:style-name="T210_1">Image</text:span></text:p>
          </table:table-cell>
          <table:table-cell table:style-name="Cell188">
            <text:p text:style-name="P211"/>
          </table:table-cell>
          <table:table-cell table:style-name="Cell189">
            <text:p text:style-name="P212"/>
          </table:table-cell>
        </table:table-row>
        <table:table-row table:style-name="Row64">
          <table:table-cell table:style-name="Cell190">
            <text:p text:style-name="P213"/>
          </table:table-cell>
          <table:table-cell table:style-name="Cell191">
            <text:p text:style-name="P214"/>
          </table:table-cell>
          <table:table-cell table:style-name="Cell192">
            <text:p text:style-name="P215"/>
          </table:table-cell>
        </table:table-row>
        <table:table-row table:style-name="Row65">
          <table:table-cell table:style-name="Cell193">
            <text:p text:style-name="P216"/>
          </table:table-cell>
          <table:table-cell table:style-name="Cell194">
            <text:p text:style-name="P217"/>
          </table:table-cell>
          <table:table-cell table:style-name="Cell195">
            <text:p text:style-name="P218"/>
          </table:table-cell>
        </table:table-row>
      </table:table>
      <text:p text:style-name="P219"/>
      <text:p text:style-name="P220"/>
      <text:h text:style-name="P221" text:outline-level="10"><text:bookmark-start text:name="h.ptjg52bzxbj4"/><text:bookmark-end text:name="h.ptjg52bzxbj4"/><text:span text:style-name="T221_1">Netention</text:span><text:span text:style-name="T221_2"><text:s/></text:span><text:span text:style-name="T221_3">vs</text:span><text:span text:style-name="T221_4">.<text:s/></text:span><text:span text:style-name="T221_5">Couchsurfing</text:span><text:span text:style-name="T221_6"><text:s/>/<text:s/></text:span><text:span text:style-name="T221_7">BeWelcome</text:span></text:h>
      <table:table table:style-name="Table6">
        <table:table-column table:style-name="Column16"/>
        <table:table-column table:style-name="Column17"/>
        <table:table-column table:style-name="Column18"/>
        <table:table-row table:style-name="Row66">
          <table:table-cell table:style-name="Cell196">
            <text:p text:style-name="P222"><text:span text:style-name="T222_1">4</text:span><text:span text:style-name="T222_2">Chan</text:span></text:p>
          </table:table-cell>
          <table:table-cell table:style-name="Cell197">
            <text:p text:style-name="P223"><text:span text:style-name="T223_1">Netention</text:span></text:p>
          </table:table-cell>
          <table:table-cell table:style-name="Cell198">
            <text:p text:style-name="P224"/>
          </table:table-cell>
        </table:table-row>
        <table:table-row table:style-name="Row67">
          <table:table-cell table:style-name="Cell199">
            <text:p text:style-name="P225"/>
          </table:table-cell>
          <table:table-cell table:style-name="Cell200">
            <text:p text:style-name="P226"/>
          </table:table-cell>
          <table:table-cell table:style-name="Cell201">
            <text:p text:style-name="P227"/>
          </table:table-cell>
        </table:table-row>
        <table:table-row table:style-name="Row68">
          <table:table-cell table:style-name="Cell202">
            <text:p text:style-name="P228"/>
          </table:table-cell>
          <table:table-cell table:style-name="Cell203">
            <text:p text:style-name="P229"/>
          </table:table-cell>
          <table:table-cell table:style-name="Cell204">
            <text:p text:style-name="P230"/>
          </table:table-cell>
        </table:table-row>
        <table:table-row table:style-name="Row69">
          <table:table-cell table:style-name="Cell205">
            <text:p text:style-name="P231"/>
          </table:table-cell>
          <table:table-cell table:style-name="Cell206">
            <text:p text:style-name="P232"/>
          </table:table-cell>
          <table:table-cell table:style-name="Cell207">
            <text:p text:style-name="P233"/>
          </table:table-cell>
        </table:table-row>
        <table:table-row table:style-name="Row70">
          <table:table-cell table:style-name="Cell208">
            <text:p text:style-name="P234"/>
          </table:table-cell>
          <table:table-cell table:style-name="Cell209">
            <text:p text:style-name="P235"/>
          </table:table-cell>
          <table:table-cell table:style-name="Cell210">
            <text:p text:style-name="P236"/>
          </table:table-cell>
        </table:table-row>
      </table:table>
      <text:p text:style-name="P237"/>
      <text:p text:style-name="P238"/>
      <text:p text:style-name="P239"/>
      <text:p text:style-name="P240"/>
      <text:p text:style-name="P241"><text:span text:style-name="T241_1">Search</text:span></text:p>
      <text:p text:style-name="P242"><text:span text:style-name="T242_1">Google</text:span><text:span text:style-name="T242_2">:<text:s/></text:span><text:span text:style-name="T242_3">User</text:span><text:span text:style-name="T242_4"><text:s/></text:span><text:span text:style-name="T242_5">augmented</text:span><text:span text:style-name="T242_6"><text:s/></text:span><text:span text:style-name="T242_7">search</text:span><text:span text:style-name="T242_8"><text:s/></text:span><text:span text:style-name="T242_9">query</text:span><text:span text:style-name="T242_10">.<text:s text:c="2"/></text:span><text:span text:style-name="T242_11">Directed</text:span><text:span text:style-name="T242_12"><text:s/></text:span><text:span text:style-name="T242_13">towards</text:span><text:span text:style-name="T242_14"><text:s/></text:span><text:span text:style-name="T242_15">discreet</text:span><text:span text:style-name="T242_16"><text:s/></text:span><text:span text:style-name="T242_17">goals</text:span><text:span text:style-name="T242_18">.<text:s text:c="2"/></text:span><text:span text:style-name="T242_19">Goal</text:span><text:span text:style-name="T242_20"><text:s/></text:span><text:span text:style-name="T242_21">actualization</text:span><text:span text:style-name="T242_22">.</text:span></text:p>
      <text:p text:style-name="P243"/>
      <text:p text:style-name="P244"><text:span text:style-name="T244_1">Commerce</text:span></text:p>
      <text:p text:style-name="P245"><text:span text:style-name="T245_1">E</text:span><text:span text:style-name="T245_2">-</text:span><text:span text:style-name="T245_3">Bay</text:span></text:p>
      <text:p text:style-name="P246"><text:span text:style-name="T246_1">Craigslist</text:span></text:p>
      <text:p text:style-name="P247"/>
      <text:p text:style-name="P248"><text:span text:style-name="T248_1">Social</text:span></text:p>
      <text:p text:style-name="P249"><text:span text:style-name="T249_1">Facebook</text:span></text:p>
      <text:p text:style-name="P250"><text:span text:style-name="T250_1">Myspace</text:span></text:p>
      <text:p text:style-name="P251"><text:span text:style-name="T251_1">Diaspora</text:span></text:p>
      <text:p text:style-name="P252"/>
      <text:p text:style-name="P253"><text:span text:style-name="T253_1">Special</text:span><text:span text:style-name="T253_2"><text:s/></text:span><text:span text:style-name="T253_3">Interest</text:span></text:p>
      <text:p text:style-name="P254"><text:span text:style-name="T254_1">Tumblr</text:span></text:p>
      <text:p text:style-name="P255"><text:span text:style-name="T255_1">Pinterest</text:span></text:p>
      <text:p text:style-name="P256"><text:span text:style-name="T256_1">Groupon</text:span></text:p>
      <text:p text:style-name="P257"><text:span text:style-name="T257_1">Reddit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